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zekatna</text:p>
          </table:table-cell>
          <table:table-cell table:formula="of:=SQRT(4.3^2+3.3^2)" office:value-type="float" office:value="5.42033209314706" calcext:value-type="float">
            <text:p>5.42033209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26]+[.C24]" office:value-type="float" office:value="5.66963615423092" calcext:value-type="float">
            <text:p>5.66963615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21:03:48.74674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4-07T01:11:43.043119647</dc:date>
    <dc:creator>Rafał Jakubczyk</dc:creator>
    <meta:editing-duration>PT4H59M27S</meta:editing-duration>
    <meta:editing-cycles>4</meta:editing-cycles>
    <meta:generator>LibreOffice/5.1.6.2$Linux_X86_64 LibreOffice_project/10m0$Build-2</meta:generator>
    <meta:document-statistic meta:table-count="1" meta:cell-count="38" meta:object-count="0"/>
  </office:meta>
</office:document-meta>
</file>